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5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agłówek1" style:family="paragraph">
      <style:paragraph-properties fo:text-align="center"/>
    </style:style>
    <style:style style:name="P3" style:parent-style-name="Normalny" style:family="paragraph">
      <style:paragraph-properties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4" style:parent-style-name="Normalny" style:family="paragraph">
      <style:paragraph-properties fo:margin-bottom="0in" fo:line-height="100%"/>
    </style:style>
    <style:style style:name="T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0" style:parent-style-name="Normalny" style:family="paragraph">
      <style:paragraph-properties fo:margin-bottom="0in" fo:line-height="100%"/>
    </style:style>
    <style:style style:name="T1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1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5" style:parent-style-name="Normalny" style:family="paragraph">
      <style:paragraph-properties fo:margin-bottom="0in" fo:line-height="100%" fo:margin-left="1.475in" fo:text-indent="0.4916in">
        <style:tab-stops/>
      </style:paragraph-properties>
    </style:style>
    <style:style style:name="T1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7" style:parent-style-name="Normalny" style:family="paragraph">
      <style:paragraph-properties fo:margin-left="1.475in" fo:text-indent="0.4916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18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19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0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1" style:parent-style-name="Normalny" style:family="paragraph">
      <style:paragraph-properties fo:margin-bottom="0in"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2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23" style:parent-style-name="Normalny" style:family="paragraph">
      <style:paragraph-properties fo:line-height="100%"/>
      <style:text-properties style:font-name-asian="Times New Roman" style:font-name-complex="Times New Roman" fo:font-size="12pt" style:font-size-asian="12pt" style:font-size-complex="12pt" style:language-asian="pl" style:country-asian="PL"/>
    </style:style>
    <style:style style:name="P24" style:parent-style-name="Akapitzlistą" style:family="paragraph">
      <style:paragraph-properties style:vertical-align="baseline" fo:margin-bottom="0in" fo:line-height="100%"/>
    </style:style>
    <style:style style:name="T25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26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27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28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29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30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3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32" style:parent-style-name="Hiperłącze" style:family="text">
      <style:text-properties style:font-name-asian="Times New Roman" style:font-name-complex="Arial" fo:font-size="11.5pt" style:font-size-asian="11.5pt" style:font-size-complex="11.5pt" style:language-asian="pl" style:country-asian="PL"/>
    </style:style>
    <style:style style:name="T3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4" style:parent-style-name="Akapitzlistą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5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6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7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8" style:parent-style-name="Akapitzlistą" style:family="paragraph">
      <style:paragraph-properties style:vertical-align="baseline" fo:margin-bottom="0in"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39" style:parent-style-name="Akapitzlistą" style:family="paragraph">
      <style:paragraph-properties style:vertical-align="baseline" fo:margin-bottom="0in" fo:line-height="100%"/>
    </style:style>
    <style:style style:name="T40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1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3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4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T45" style:parent-style-name="Domyślnaczcionkaakapitu" style:family="text">
      <style:text-properties style:font-name-complex="Helvetica" fo:color="#141823" fo:font-size="11.5pt" style:font-size-asian="11.5pt" style:font-size-complex="11.5pt" fo:background-color="#F6F7F8"/>
    </style:style>
    <style:style style:name="T46" style:parent-style-name="Domyślnaczcionkaakapitu" style:family="text">
      <style:text-properties style:font-name-complex="Helvetica" fo:color="#141823" fo:font-size="11.5pt" style:font-size-asian="11.5pt" style:font-size-complex="11.5pt" fo:background-color="#F6F7F8"/>
    </style:style>
    <style:style style:name="T47" style:parent-style-name="Domyślnaczcionkaakapitu" style:family="text">
      <style:text-properties style:font-name-complex="Helvetica" fo:color="#141823" fo:font-size="11.5pt" style:font-size-asian="11.5pt" style:font-size-complex="11.5pt" fo:background-color="#F6F7F8"/>
    </style:style>
    <style:style style:name="T48" style:parent-style-name="Domyślnaczcionkaakapitu" style:family="text">
      <style:text-properties style:font-name-complex="Helvetica" fo:color="#141823" fo:font-size="11.5pt" style:font-size-asian="11.5pt" style:font-size-complex="11.5pt" fo:background-color="#F6F7F8"/>
    </style:style>
    <style:style style:name="T49" style:parent-style-name="Domyślnaczcionkaakapitu" style:family="text">
      <style:text-properties style:font-name-complex="Helvetica" fo:color="#141823" fo:font-size="11.5pt" style:font-size-asian="11.5pt" style:font-size-complex="11.5pt" fo:background-color="#F6F7F8"/>
    </style:style>
    <style:style style:name="P50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1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2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3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4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5" style:parent-style-name="Akapitzlistą" style:family="paragraph">
      <style:paragraph-properties style:vertical-align="baseline" fo:margin-bottom="0in" fo:line-height="100%" fo:margin-left="0.75in">
        <style:tab-stops/>
      </style:paragraph-properties>
      <style:text-properties style:font-name-complex="Helvetica" fo:color="#141823" fo:font-size="11.5pt" style:font-size-asian="11.5pt" style:font-size-complex="11.5pt" fo:background-color="#F6F7F8"/>
    </style:style>
    <style:style style:name="P56" style:parent-style-name="Akapitzlistą" style:family="paragraph">
      <style:paragraph-properties style:vertical-align="baseline" fo:margin-bottom="0in" fo:line-height="100%"/>
      <style:text-properties style:font-name-complex="Helvetica" fo:color="#141823" fo:font-size="11.5pt" style:font-size-asian="11.5pt" style:font-size-complex="11.5pt" fo:background-color="#F6F7F8"/>
    </style:style>
    <style:style style:name="P57" style:parent-style-name="Normalny" style:family="paragraph">
      <style:paragraph-properties style:vertical-align="baseline" fo:margin-bottom="0in" fo:line-height="100%"/>
      <style:text-properties style:font-name-complex="Helvetica" fo:color="#141823" fo:font-size="11.5pt" style:font-size-asian="11.5pt" style:font-size-complex="11.5pt" fo:background-color="#F6F7F8"/>
    </style:style>
    <style:style style:name="P58" style:parent-style-name="Normalny" style:family="paragraph">
      <style:paragraph-properties style:vertical-align="baseline" fo:margin-bottom="0in" fo:line-height="100%"/>
      <style:text-properties style:font-name-complex="Helvetica" fo:color="#141823" fo:font-size="11.5pt" style:font-size-asian="11.5pt" style:font-size-complex="11.5pt" fo:background-color="#F6F7F8"/>
    </style:style>
    <style:style style:name="P59" style:parent-style-name="Nagłówek2" style:family="paragraph">
      <style:paragraph-properties fo:line-height="100%"/>
      <style:text-properties style:font-name-asian="Times New Roman" style:language-asian="pl" style:country-asian="PL"/>
    </style:style>
    <style:style style:name="P60" style:parent-style-name="Normalny" style:family="paragraph">
      <style:text-properties style:language-asian="pl" style:country-asian="PL"/>
    </style:style>
    <style:style style:name="P61" style:parent-style-name="Akapitzlistą" style:family="paragraph">
      <style:text-properties style:language-asian="pl" style:country-asian="PL"/>
    </style:style>
    <style:style style:name="P62" style:parent-style-name="Akapitzlistą" style:family="paragraph">
      <style:text-properties style:language-asian="pl" style:country-asian="PL"/>
    </style:style>
    <style:style style:name="P63" style:parent-style-name="Akapitzlistą" style:family="paragraph">
      <style:text-properties style:language-asian="pl" style:country-asian="PL"/>
    </style:style>
    <style:style style:name="P64" style:parent-style-name="Akapitzlistą" style:family="paragraph">
      <style:text-properties style:language-asian="pl" style:country-asian="PL"/>
    </style:style>
    <style:style style:name="P65" style:parent-style-name="Normalny" style:family="paragraph">
      <style:text-properties style:language-asian="pl" style:country-asian="PL"/>
    </style:style>
    <style:style style:name="P66" style:parent-style-name="Normalny" style:family="paragraph">
      <style:paragraph-properties fo:line-height="100%"/>
      <style:text-properties style:language-asian="pl" style:country-asian="PL"/>
    </style:style>
    <style:style style:name="P67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68" style:parent-style-name="Normalny" style:family="paragraph">
      <style:paragraph-properties style:vertical-align="baseline" fo:margin-bottom="0in" fo:line-height="100%" fo:margin-left="0.25in">
        <style:tab-stops/>
      </style:paragraph-properties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69" style:parent-style-name="Normalny" style:family="paragraph">
      <style:paragraph-properties fo:margin-bottom="0in" fo:line-height="100%"/>
    </style:style>
    <style:style style:name="T70" style:parent-style-name="Nagłówek2Znak" style:family="text">
      <style:text-properties style:language-asian="pl" style:country-asian="PL"/>
    </style:style>
    <style:style style:name="T71" style:parent-style-name="Domyślnaczcionkaakapitu" style:family="text">
      <style:text-properties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pl" style:country-asian="PL"/>
    </style:style>
    <style:style style:name="T72" style:parent-style-name="Domyślnaczcionkaakapitu" style:family="text"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  <style:style style:name="P73" style:parent-style-name="Normalny" style:family="paragraph">
      <style:paragraph-properties fo:line-height="100%"/>
      <style:text-properties style:font-name-asian="Times New Roman" style:font-name-complex="Arial" fo:color="#000000" fo:font-size="11.5pt" style:font-size-asian="11.5pt" style:font-size-complex="11.5pt" style:language-asian="pl" style:country-asian="PL"/>
    </style:style>
  </office:automatic-styles>
  <office:body>
    <office:text text:use-soft-page-breaks="true">
      <text:h text:style-name="P1" text:outline-level="1">ISI Hakaton – Wyszukiwarka kodów źródłowych</text:h>
      <text:h text:style-name="P2" text:outline-level="1">Raport nr 2</text:h>
      <text:p text:style-name="Normalny"/>
      <text:p text:style-name="Normalny"/>
      <text:p text:style-name="Normalny"/>
      <text:p text:style-name="P3"/>
      <text:p text:style-name="P4"><text:span text:style-name="T5">Lider:</text:span><text:span text:style-name="T6"><text:tab/></text:span><text:span text:style-name="T7"><text:tab/></text:span><text:span text:style-name="T8"><text:tab/></text:span><text:span text:style-name="T9"><text:tab/>Anna Hojan</text:span></text:p>
      <text:p text:style-name="P10"><text:span text:style-name="T11">Pozostali członkowie:</text:span><text:span text:style-name="T12"><text:tab/></text:span><text:span text:style-name="T13"><text:tab/></text:span><text:span text:style-name="T14">Emilia Cieszewska</text:span></text:p>
      <text:p text:style-name="P15"><text:span text:style-name="T16">Magdalena Karyś</text:span></text:p>
      <text:p text:style-name="P17">Maciej Brusiło</text:p>
      <text:p text:style-name="P18"/>
      <text:p text:style-name="P19"/>
      <text:p text:style-name="P20"/>
      <text:p text:style-name="P21"/>
      <text:h text:style-name="P22" text:outline-level="2">Co zrobiliśmy w tym tygodniu:</text:h>
      <text:p text:style-name="P23"/>
      <text:list text:style-name="LFO5" text:continue-numbering="true">
        <text:list-item>
          <text:p text:style-name="P24"><text:span text:style-name="T25">Opracowanie algorytm</text:span><text:span text:style-name="T26">u</text:span><text:span text:style-name="T27"><text:s/>crawlowania:<text:s/></text:span><text:span text:style-name="T28">crawlujemy</text:span><text:span text:style-name="T29"><text:s/></text:span><text:span text:style-name="T30">repozytoria kolejno z listy</text:span><text:span text:style-name="T31">:<text:s/></text:span><text:a xlink:href="https://api.github.com/repositories" office:target-frame-name="_top" xlink:show="replace"><text:span text:style-name="T32">https://api.github.com/repositories</text:span></text:a><text:span text:style-name="T33"><text:s/>odsiewając po drodze te, które nie będą spełniały określonych kryteriów.</text:span></text:p>
        </text:list-item>
        <text:list-item>
          <text:p text:style-name="P34">Określenie kryteriów zakwalifikowania repozytoriów do ściągnięcia lub nie.<text:s/>Parametry brane pod uwagę to:</text:p>
        </text:list-item>
      </text:list>
      <text:p text:style-name="P35">- bycie forkiem (warunek odrzucający repozytorium),</text:p>
      <text:p text:style-name="P36">- rozmiar repozytorium: nie będziemy pobierać gigantycznych repozytoriów,</text:p>
      <text:p text:style-name="P37">- liczba gwiazdek, „watchersów” i „followersów” (z większą wagą gwiazdek względem pozostałych).</text:p>
      <text:list text:style-name="LFO5" text:continue-numbering="true">
        <text:list-item>
          <text:p text:style-name="P38">Rozpoczęcie prac nad stworzeniem skryptu clonującego repozytoria.<text:s/></text:p>
        </text:list-item>
        <text:list-item>
          <text:p text:style-name="P39"><text:span text:style-name="T40">Lokalne postawienie</text:span><text:span text:style-name="T41"><text:s/>instancji</text:span><text:span text:style-name="T42"><text:s/></text:span><text:span text:style-name="T43">S</text:span><text:span text:style-name="T44">olra:<text:s/></text:span><text:span text:style-name="T45">stworzenie nowego</text:span><text:span text:style-name="T46"><text:s/>core</text:span><text:span text:style-name="T47">’a</text:span><text:span text:style-name="T48"><text:s/>wraz ze zdefiniowaną strukturą indeksu w pliku schema.xml, odpowiadającą indeksowi z danymi jakich będziemy potrzebować</text:span><text:span text:style-name="T49">, tzn:</text:span></text:p>
        </text:list-item>
      </text:list>
      <text:p text:style-name="P50">-<text:s/>nazwa repozytorium,<text:s/></text:p>
      <text:p text:style-name="P51">-<text:s/>autor,<text:s/></text:p>
      <text:p text:style-name="P52">-<text:s/>komentarz,<text:s/></text:p>
      <text:p text:style-name="P53">-<text:s/>commit,<text:s/></text:p>
      <text:p text:style-name="P54">- treść kodu,</text:p>
      <text:p text:style-name="P55">- język,</text:p>
      <text:list text:style-name="LFO5" text:continue-numbering="true">
        <text:list-item>
          <text:p text:style-name="P56">Zaindeksowanie kilku testowych dokumentów i sprawdzenie jak można po nich wyszukiwać.</text:p>
        </text:list-item>
      </text:list>
      <text:p text:style-name="P57"/>
      <text:p text:style-name="P58"/>
      <text:soft-page-break/>
      <text:h text:style-name="P59" text:outline-level="2">Co planujemy zrobić w następnym<text:s/>tygodniu:</text:h>
      <text:p text:style-name="P60"/>
      <text:list text:style-name="LFO7" text:continue-numbering="true">
        <text:list-item>
          <text:p text:style-name="P61">Dokończenie niedziałających jeszcze funkcjonalności skryptów i ich poprawki.</text:p>
        </text:list-item>
        <text:list-item>
          <text:p text:style-name="P62">Integracja stworzonych elementów (crawlera, clonera oraz Solra).</text:p>
        </text:list-item>
        <text:list-item>
          <text:p text:style-name="P63">Rozpoczęcie crawlowania dużych danych za pomocą ostatecznych wersji skryptów crawlujących i clonujących.</text:p>
        </text:list-item>
        <text:list-item>
          <text:p text:style-name="P64">Połączenie z otrzymają maszyną wirtualną i próba pracy na niej.</text:p>
        </text:list-item>
      </text:list>
      <text:p text:style-name="P65"><text:tab/></text:p>
      <text:p text:style-name="P66"/>
      <text:p text:style-name="P67"/>
      <text:p text:style-name="P68"/>
      <text:p text:style-name="P69"><text:span text:style-name="T70">Repozytorium:</text:span><text:span text:style-name="T71"><text:s/></text:span><text:span text:style-name="T72">https://github.com/AnnaHojan/Wyszukiwarka-kodow</text:span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rzejzi</meta:initial-creator>
    <dc:creator>Drzejzi</dc:creator>
    <meta:creation-date>2014-04-10T15:20:00Z</meta:creation-date>
    <dc:date>2014-04-10T15:20:00Z</dc:date>
    <meta:print-date>2014-04-10T15:19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28" meta:character-count="1594" meta:row-count="11" meta:non-whitespace-character-count="1369"/>
  </office:meta>
</office:document-meta>
</file>